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color="#55215b" fo:font-size="20pt" style:text-underline-style="solid" style:text-underline-width="auto" style:text-underline-color="font-color" officeooo:rsid="00171cc1" officeooo:paragraph-rsid="00171cc1" style:font-size-asian="20pt" style:font-size-complex="20pt"/>
    </style:style>
    <style:style style:name="T1" style:family="text">
      <style:text-properties officeooo:rsid="00171cc1"/>
    </style:style>
    <style:style style:name="T2" style:family="text">
      <style:text-properties fo:color="#f10d0c"/>
    </style:style>
    <style:style style:name="T3" style:family="text">
      <style:text-properties fo:color="#f10d0c" officeooo:rsid="00171cc1"/>
    </style:style>
    <style:style style:name="T4" style:family="text">
      <style:text-properties fo:color="#f10d0c" fo:font-size="15pt" style:font-size-asian="15pt" style:font-size-complex="15pt"/>
    </style:style>
    <style:style style:name="T5" style:family="text">
      <style:text-properties fo:color="#f10d0c" fo:font-size="15pt" officeooo:rsid="00171cc1" style:font-size-asian="15pt" style:font-size-complex="15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171cc1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P1" text:outline-level="3">Most useful interview questions for beginners in python </text:h>
      <text:h text:style-name="Heading_20_3" text:outline-level="3">1. What is a variable in Python? How do you declare and use one in a program?</text:h>
      <text:h text:style-name="Heading_20_3" text:outline-level="3">2. List four basic data types in Python and write one example for each using variables.</text:h>
      <text:h text:style-name="Heading_20_3" text:outline-level="3">3. How can you check the data type of a variable in Python?</text:h>
      <text:h text:style-name="Heading_20_3" text:outline-level="3">4. What is the difference between a list and a tuple in Python? Write example code for both.</text:h>
      <text:h text:style-name="Heading_20_3" text:outline-level="3">5. Create a list of 5 items and print the third item. How do you access elements by index?</text:h>
      <text:h text:style-name="Heading_20_3" text:outline-level="3">6. How do you add an item to a list? How do you remove an item from a list?</text:h>
      <text:h text:style-name="Heading_20_3" text:outline-level="3">7. What is list slicing? Print the first three elements of a list using slicing.</text:h>
      <text:h text:style-name="Heading_20_3" text:outline-level="3">8. How do you create a tuple with only one item? Why is a comma necessary?</text:h>
      <text:h text:style-name="Heading_20_3" text:outline-level="3">9. Can a tuple contain a list? If yes, what happens if you change the list inside the tuple?</text:h>
      <text:h text:style-name="Heading_20_3" text:outline-level="3">10. What happens when you assign one list to another variable and then modify it? Explain with code.</text:h>
      <text:p text:style-name="Text_20_body"/>
      <text:p text:style-name="Text_20_body"/>
      <text:p text:style-name="Text_20_body"><text:s text:c="10"/><text:span text:style-name="T6"><text:s/></text:span><text:span text:style-name="T7">Thanks for watching </text:span></text:p>
      <text:p text:style-name="Text_20_body"><text:s text:c="33"/><text:span text:style-name="T4"><text:s/></text:span><text:span text:style-name="T5">like,share and subscribe</text:span>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8T10:22:26.750000000</meta:creation-date>
    <dc:date>2025-05-08T10:48:30.123000000</dc:date>
    <meta:editing-duration>PT11M28S</meta:editing-duration>
    <meta:editing-cycles>1</meta:editing-cycles>
    <meta:document-statistic meta:table-count="0" meta:image-count="0" meta:object-count="0" meta:page-count="1" meta:paragraph-count="13" meta:word-count="184" meta:character-count="971" meta:non-whitespace-character-count="753"/>
    <meta:generator>Neat_Office/6.2.8.2$Windows_x86 LibreOffice_project/</meta:generator>
  </office:meta>
</office:document-meta>
</file>